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 Extra Light" svg:font-family="Abadi Extra Light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badi Extra Light" fo:color="#00B0F0" fo:font-size="18pt" style:font-size-asian="18pt" style:font-size-complex="18pt" fo:language="it" fo:country="IT"/>
    </style:style>
    <style:style style:name="P2" style:parent-style-name="Normal" style:family="paragraph">
      <style:paragraph-properties fo:text-align="center"/>
      <style:text-properties style:font-name="Abadi Extra Light" fo:color="#00B0F0" fo:font-size="18pt" style:font-size-asian="18pt" style:font-size-complex="18pt" fo:language="it" fo:country="IT"/>
    </style:style>
    <style:style style:name="T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4" style:parent-style-name="DefaultParagraphFont" style:family="text">
      <style:text-properties style:font-name="Abadi Extra Light" fo:color="#00B0F0" fo:font-size="16pt" style:font-size-asian="16pt" style:font-size-complex="16pt" fo:language="it" fo:country="IT"/>
    </style:style>
    <style:style style:name="P5" style:parent-style-name="ListParagraph" style:list-style-name="LFO1" style:family="paragraph">
      <style:text-properties style:font-name="Abadi Extra Light" fo:font-size="14pt" style:font-size-asian="14pt" style:font-size-complex="14pt" fo:language="it" fo:country="IT"/>
    </style:style>
    <style:style style:name="P6" style:parent-style-name="ListParagraph" style:list-style-name="LFO1" style:family="paragraph">
      <style:text-properties style:font-name="Abadi Extra Light" fo:font-size="14pt" style:font-size-asian="14pt" style:font-size-complex="14pt" fo:language="it" fo:country="IT"/>
    </style:style>
    <style:style style:name="P7" style:parent-style-name="ListParagraph" style:list-style-name="LFO1" style:family="paragraph">
      <style:text-properties style:font-name="Abadi Extra Light" fo:font-size="14pt" style:font-size-asian="14pt" style:font-size-complex="14pt" fo:language="it" fo:country="IT"/>
    </style:style>
    <style:style style:name="P8" style:parent-style-name="ListParagraph" style:list-style-name="LFO1" style:family="paragraph">
      <style:text-properties style:font-name="Abadi Extra Light" fo:font-size="14pt" style:font-size-asian="14pt" style:font-size-complex="14pt" fo:language="it" fo:country="IT"/>
    </style:style>
    <style:style style:name="P9" style:parent-style-name="ListParagraph" style:family="paragraph">
      <style:paragraph-properties fo:margin-left="0.6666in">
        <style:tab-stops/>
      </style:paragraph-properties>
      <style:text-properties style:font-name="Abadi Extra Light" fo:font-size="16pt" style:font-size-asian="16pt" style:font-size-complex="16pt" fo:language="it" fo:country="IT"/>
    </style:style>
    <style:style style:name="P10" style:parent-style-name="ListParagraph" style:family="paragraph">
      <style:paragraph-properties fo:margin-left="0.6666in">
        <style:tab-stops/>
      </style:paragraph-properties>
      <style:text-properties style:font-name="Abadi Extra Light" fo:color="#00B0F0" fo:font-size="16pt" style:font-size-asian="16pt" style:font-size-complex="16pt" fo:language="it" fo:country="IT"/>
    </style:style>
    <style:style style:name="TableColumn12" style:family="table-column">
      <style:table-column-properties style:column-width="1.5368in"/>
    </style:style>
    <style:style style:name="TableColumn13" style:family="table-column">
      <style:table-column-properties style:column-width="1.5368in"/>
    </style:style>
    <style:style style:name="TableColumn14" style:family="table-column">
      <style:table-column-properties style:column-width="1.0201in"/>
    </style:style>
    <style:style style:name="TableColumn15" style:family="table-column">
      <style:table-column-properties style:column-width="2.1743in"/>
    </style:style>
    <style:style style:name="Table11" style:family="table">
      <style:table-properties style:width="6.268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ListParagraph" style:family="paragraph">
      <style:paragraph-properties fo:margin-left="0.6666in">
        <style:tab-stops/>
      </style:paragraph-properties>
      <style:text-properties style:font-name="Abadi Extra Light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text-properties style:font-name="Abadi Extra Light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text-properties style:font-name="Abadi Extra Light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style:font-name="Abadi Extra Light" fo:font-weight="bold" style:font-weight-asian="bold" style:font-weight-complex="bold" fo:font-size="10pt" style:font-size-asian="10pt" style:font-size-complex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ListParagraph" style:family="paragraph">
      <style:paragraph-properties fo:margin-left="0.6666in">
        <style:tab-stops/>
      </style:paragraph-properties>
      <style:text-properties style:font-name="Abadi Extra Light" fo:font-size="10pt" style:font-size-asian="10pt" style:font-size-complex="10pt" fo:language="it" fo:country="IT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ListParagraph" style:family="paragraph">
      <style:paragraph-properties fo:margin-left="0.6666in">
        <style:tab-stops/>
      </style:paragraph-properties>
      <style:text-properties style:font-name="Abadi Extra Light" fo:font-size="10pt" style:font-size-asian="10pt" style:font-size-complex="10pt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ListParagraph" style:family="paragraph">
      <style:paragraph-properties fo:margin-left="0.6666in">
        <style:tab-stops/>
      </style:paragraph-properties>
      <style:text-properties style:font-name="Abadi Extra Light" fo:font-size="10pt" style:font-size-asian="10pt" style:font-size-complex="10pt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ListParagraph" style:family="paragraph">
      <style:paragraph-properties fo:margin-left="0.6666in">
        <style:tab-stops/>
      </style:paragraph-properties>
    </style:style>
    <style:style style:name="T34" style:parent-style-name="DefaultParagraphFont" style:family="text">
      <style:text-properties style:font-name="Abadi Extra Light" fo:font-size="10pt" style:font-size-asian="10pt" style:font-size-complex="10pt"/>
    </style:style>
    <style:style style:name="T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6" style:parent-style-name="DefaultParagraphFont" style:family="text">
      <style:text-properties style:font-name="Abadi Extra Light" fo:font-size="10pt" style:font-size-asian="10pt" style:font-size-complex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ListParagraph" style:family="paragraph">
      <style:paragraph-properties fo:margin-left="0.6666in">
        <style:tab-stops/>
      </style:paragraph-properties>
      <style:text-properties style:font-name="Abadi Extra Light" fo:font-size="10pt" style:font-size-asian="10pt" style:font-size-complex="10pt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ListParagraph" style:family="paragraph">
      <style:paragraph-properties fo:margin-left="0.6666in">
        <style:tab-stops/>
      </style:paragraph-properties>
      <style:text-properties style:font-name="Abadi Extra Light" fo:font-size="10pt" style:font-size-asian="10pt" style:font-size-complex="10pt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ListParagraph" style:family="paragraph">
      <style:paragraph-properties fo:margin-left="0.6666in">
        <style:tab-stops/>
      </style:paragraph-properties>
      <style:text-properties style:font-name="Abadi Extra Light" fo:font-size="10pt" style:font-size-asian="10pt" style:font-size-complex="10pt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ListParagraph" style:family="paragraph">
      <style:paragraph-properties fo:margin-left="0.6666in">
        <style:tab-stops/>
      </style:paragraph-properties>
    </style:style>
    <style:style style:name="T46" style:parent-style-name="DefaultParagraphFont" style:family="text">
      <style:text-properties style:font-name="Abadi Extra Light" fo:font-size="10pt" style:font-size-asian="10pt" style:font-size-complex="10pt"/>
    </style:style>
    <style:style style:name="T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" style:parent-style-name="DefaultParagraphFont" style:family="text">
      <style:text-properties style:font-name="Abadi Extra Light" fo:font-size="10pt" style:font-size-asian="10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ListParagraph" style:family="paragraph">
      <style:paragraph-properties fo:margin-left="0.6666in">
        <style:tab-stops/>
      </style:paragraph-properties>
      <style:text-properties style:font-name="Abadi Extra Light" fo:font-size="10pt" style:font-size-asian="10pt" style:font-size-complex="10pt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ListParagraph" style:family="paragraph">
      <style:paragraph-properties fo:margin-left="0.6666in">
        <style:tab-stops/>
      </style:paragraph-properties>
      <style:text-properties style:font-name="Abadi Extra Light" fo:font-size="10pt" style:font-size-asian="10pt" style:font-size-complex="10pt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ListParagraph" style:family="paragraph">
      <style:paragraph-properties fo:margin-left="0.6666in">
        <style:tab-stops/>
      </style:paragraph-properties>
      <style:text-properties style:font-name="Abadi Extra Light" fo:font-size="10pt" style:font-size-asian="10pt" style:font-size-complex="10pt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ListParagraph" style:family="paragraph">
      <style:paragraph-properties fo:margin-left="0.6666in">
        <style:tab-stops/>
      </style:paragraph-properties>
    </style:style>
    <style:style style:name="T58" style:parent-style-name="DefaultParagraphFont" style:family="text">
      <style:text-properties style:font-name="Abadi Extra Light" fo:font-size="10pt" style:font-size-asian="10pt" style:font-size-complex="10pt"/>
    </style:style>
    <style:style style:name="T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0" style:parent-style-name="DefaultParagraphFont" style:family="text">
      <style:text-properties style:font-name="Abadi Extra Light" fo:font-size="10pt" style:font-size-asian="10pt" style:font-size-complex="10pt"/>
    </style:style>
    <style:style style:name="P61" style:parent-style-name="ListParagraph" style:family="paragraph">
      <style:paragraph-properties fo:margin-left="0.6666in">
        <style:tab-stops/>
      </style:paragraph-properties>
      <style:text-properties style:font-name="Abadi Extra Light" fo:font-size="16pt" style:font-size-asian="16pt" style:font-size-complex="16pt" fo:language="it" fo:country="IT"/>
    </style:style>
    <style:style style:name="P62" style:parent-style-name="Normal" style:family="paragraph">
      <style:text-properties style:font-name="Abadi Extra Light" fo:color="#00B0F0" fo:font-size="16pt" style:font-size-asian="16pt" style:font-size-complex="16pt" fo:language="it" fo:country="IT"/>
    </style:style>
    <style:style style:name="P63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5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6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7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68" style:parent-style-name="DefaultParagraphFont" style:family="text">
      <style:text-properties style:font-name="Abadi Extra Light" fo:color="#00B0F0" fo:font-size="16pt" style:font-size-asian="16pt" style:font-size-complex="16pt" fo:language="it" fo:country="IT"/>
    </style:style>
    <style:style style:name="T6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7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71" style:parent-style-name="ListParagraph" style:family="paragraph">
      <style:paragraph-properties fo:margin-left="0.6666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72" style:parent-style-name="ListParagraph" style:family="paragraph">
      <style:paragraph-properties fo:margin-left="0.6666in">
        <style:tab-stops/>
      </style:paragraph-properties>
      <style:text-properties style:font-name="Abadi Extra Light" fo:font-size="14pt" style:font-size-asian="14pt" style:font-size-complex="14pt" fo:language="it" fo:country="IT"/>
    </style:style>
  </office:automatic-styles>
  <office:body>
    <office:text text:use-soft-page-breaks="true">
      <text:p text:style-name="P1">Social media marketing e strategie di performance funnel , tracciamento Pixel e CAPI <text:s/>per ottimizzare il customer funnel</text:p>
      <text:p text:style-name="P2"/>
      <text:p text:style-name="Normal"><text:span text:style-name="T3"><text:s text:c="3"/></text:span><text:span text:style-name="T4">Fase 1 Definisci la struttura di tracciamento<text:s/></text:span></text:p>
      <text:list text:style-name="LFO1" text:continue-numbering="true">
        <text:list-item>
          <text:p text:style-name="P5">Azione : click su “ Aggiungi al carrello “<text:s/></text:p>
        </text:list-item>
        <text:list-item>
          <text:p text:style-name="P6">Evento : standart ( event AddToCart )</text:p>
        </text:list-item>
        <text:list-item>
          <text:p text:style-name="P7">Tracciamento : Pixel + CAPI<text:s/>( per assicurare tracciamento server-side e client-side )</text:p>
        </text:list-item>
        <text:list-item>
          <text:p text:style-name="P8">UTM : Si , con questi parametri : source = instagram ; medium=paid-social ; campaign=promo-estiva-2025.</text:p>
        </text:list-item>
      </text:list>
      <text:p text:style-name="P9"/>
      <text:p text:style-name="P10">Output :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header-rows>
          <table:table-row table:style-name="TableRow16">
            <table:table-cell table:style-name="TableCell17">
              <text:p text:style-name="P18">Azione</text:p>
            </table:table-cell>
            <table:table-cell table:style-name="TableCell19">
              <text:p text:style-name="P20"><text:s text:c="6"/>Tipo di evento</text:p>
            </table:table-cell>
            <table:table-cell table:style-name="TableCell21">
              <text:p text:style-name="P22"><text:s text:c="4"/>Metodo<text:s/><text:s text:c="5"/>tracciamento</text:p>
            </table:table-cell>
            <table:table-cell table:style-name="TableCell23">
              <text:p text:style-name="P24"><text:s text:c="11"/>UTM + Struttura</text:p>
            </table:table-cell>
          </table:table-row>
        </table:table-header-rows>
        <table:table-row table:style-name="TableRow25">
          <table:table-cell table:style-name="TableCell26">
            <text:p text:style-name="P27">Click su “Aggiungi al carrello”</text:p>
          </table:table-cell>
          <table:table-cell table:style-name="TableCell28">
            <text:p text:style-name="P29">Standard (AddToCart)</text:p>
          </table:table-cell>
          <table:table-cell table:style-name="TableCell30">
            <text:p text:style-name="P31">Pixel + CAPI</text:p>
          </table:table-cell>
          <table:table-cell table:style-name="TableCell32">
            <text:p text:style-name="P33"><text:span text:style-name="T34">Sì<text:s/></text:span><text:span text:style-name="T35">→</text:span><text:span text:style-name="T36"><text:s/>source=instagram / medium=paid-social / campaign=promo-estiva-2025</text:span></text:p>
          </table:table-cell>
        </table:table-row>
        <table:table-row table:style-name="TableRow37">
          <table:table-cell table:style-name="TableCell38">
            <text:p text:style-name="P39">Click su “Acquista ora”</text:p>
          </table:table-cell>
          <table:table-cell table:style-name="TableCell40">
            <text:p text:style-name="P41">Standard (Purchase)</text:p>
          </table:table-cell>
          <table:table-cell table:style-name="TableCell42">
            <text:p text:style-name="P43">Pixel + CAPI</text:p>
          </table:table-cell>
          <table:table-cell table:style-name="TableCell44">
            <text:p text:style-name="P45"><text:span text:style-name="T46">Sì<text:s/></text:span><text:span text:style-name="T47">→</text:span><text:span text:style-name="T48"><text:s/>source=facebook / medium=cpc / campaign=checkout-estate</text:span></text:p>
          </table:table-cell>
        </table:table-row>
        <table:table-row table:style-name="TableRow49">
          <table:table-cell table:style-name="TableCell50">
            <text:p text:style-name="P51">Compilazione modulo contatto</text:p>
          </table:table-cell>
          <table:table-cell table:style-name="TableCell52">
            <text:p text:style-name="P53">Personalizzato</text:p>
          </table:table-cell>
          <table:table-cell table:style-name="TableCell54">
            <text:p text:style-name="P55">Solo Pixel</text:p>
          </table:table-cell>
          <table:table-cell table:style-name="TableCell56">
            <text:p text:style-name="P57"><text:span text:style-name="T58">Sì<text:s/></text:span><text:span text:style-name="T59">→</text:span><text:span text:style-name="T60"><text:s/>source=linkedin / medium=lead-gen / campaign=modulo-contatto-q3</text:span></text:p>
          </table:table-cell>
        </table:table-row>
      </table:table>
      <text:p text:style-name="P61"/>
      <text:p text:style-name="P62"><text:s text:c="3"/>Fase 2 <text:s/>Collega gli eventi a campagne pubblicitarie<text:s/></text:p>
      <text:p text:style-name="P63"><text:s/>Potrei usare Advantage+ se sto promuovendo una collezione estiva su un e-commerce con grande traffico e un tasso d’acquisto già consolidato. Il vantaggio sarebbe nell’automazione e nella rapidità di test creativi .<text:s/></text:p>
      <text:p text:style-name="P64">Limiti<text:s/>:<text:s/>rischio di perdita di controllo su quali segmenti stanno convertendo meglio . Non saprei se stanno acquistando più uomini o donne , o quale fascia d’età .<text:s/></text:p>
      <text:p text:style-name="P65">Controllo delle performance : affiancherei tracciamenti via GA4 e UTM , con report segmentati , e KPI come ROAS <text:s/>, tasso di conversione dal carello .<text:s/><text:s/>Farei A/B testing con una campagna manuale separata per utenti già ingaggiati ( retargeting con offerte personalizzate ) .<text:s/></text:p>
      <text:p text:style-name="P66"/>
      <text:p text:style-name="P67"/>
      <text:p text:style-name="Normal"><text:span text:style-name="T68">Output<text:s/></text:span><text:span text:style-name="T69">:<text:s/></text:span><text:span text:style-name="T70">Ho scelto di utilizzare Advantage+ per sfruttare la sua capacità di automatizzare l’ottimizzazione delle campagne, soprattutto in contesti ad alto traffico dove la velocità nei test creativi è un vantaggio competitivo. Sono consapevole del rischio di perdere controllo sui segmenti, motivo per cui affianco strumenti come GA4 e UTM per monitorare il comportamento degli utenti in modo più dettagliato. In questo modo posso tracciare KPI chiave come ROAS e tasso di conversione dal carrello, mantenendo una visione chiara delle performance reali. Per bilanciare l’automazione, creo una campagna manuale separata dedicata a utenti già ingaggiati, su cui applico A/B testing mirato. Questo approccio ibrido è efficace perché unisce la scalabilità di Advantage+ al controllo e alla precisione dell’analisi manuale.</text:span></text:p>
      <text:p text:style-name="P71"/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 Extra Light" svg:font-family="Abadi Extra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6-22T14:25:00Z</meta:creation-date>
    <dc:date>2025-06-22T16:08:00Z</dc:date>
    <meta:template xlink:href="Normal" xlink:type="simple"/>
    <meta:editing-cycles>2</meta:editing-cycles>
    <meta:editing-duration>PT0S</meta:editing-duration>
    <meta:document-statistic meta:page-count="1" meta:paragraph-count="4" meta:word-count="367" meta:character-count="2456" meta:row-count="17" meta:non-whitespace-character-count="2093"/>
  </office:meta>
</office:document-meta>
</file>